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" style:family="table">
      <style:table-properties style:width="17cm" table:align="margins"/>
    </style:style>
    <style:style style:name="Tabel1.A" style:family="table-column">
      <style:table-column-properties style:column-width="5.667cm" style:rel-column-width="21845*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C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2" style:family="table">
      <style:table-properties style:width="15.09cm" fo:margin-left="0cm" fo:margin-right="1.91cm" table:align="margins"/>
    </style:style>
    <style:style style:name="Tabel2.A" style:family="table-column">
      <style:table-column-properties style:column-width="3.314cm" style:rel-column-width="14393*"/>
    </style:style>
    <style:style style:name="Tabel2.B" style:family="table-column">
      <style:table-column-properties style:column-width="8.019cm" style:rel-column-width="34824*"/>
    </style:style>
    <style:style style:name="Tabel2.C" style:family="table-column">
      <style:table-column-properties style:column-width="3.757cm" style:rel-column-width="16318*"/>
    </style:style>
    <style:style style:name="Tabe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2.C1" style:family="table-cell">
      <style:table-cell-properties fo:padding="0.097cm" fo:border="0.002cm solid #000000"/>
    </style:style>
    <style:style style:name="Tabel2.A2" style:family="table-cell">
      <style:table-cell-properties fo:padding="0.097cm" fo:border-left="0.002cm solid #000000" fo:border-right="none" fo:border-top="none" fo:border-bottom="0.002cm solid #000000"/>
    </style:style>
    <style:style style:name="Tabel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style:line-height-at-least="0.423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style:line-height-at-least="0.423cm" fo:text-align="start" style:justify-single-word="false" fo:orphans="2" fo:widows="2" fo:text-indent="0cm" style:auto-text-indent="false"/>
      <style:text-properties fo:font-weight="normal" style:font-weight-asian="normal" style:font-weight-complex="normal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Standard">
      <style:paragraph-properties fo:margin-left="0cm" fo:margin-right="0cm" style:line-height-at-least="0.423cm" fo:text-align="start" style:justify-single-word="false" fo:orphans="2" fo:widows="2" fo:text-indent="0cm" style:auto-text-indent="false"/>
    </style:style>
    <style:style style:name="P5" style:family="paragraph" style:parent-style-name="Standard">
      <style:paragraph-properties fo:margin-left="0cm" fo:margin-right="0cm" style:line-height-at-least="0.423cm" fo:text-align="start" style:justify-single-word="false" fo:orphans="2" fo:widows="2" fo:text-indent="0cm" style:auto-text-indent="false"/>
      <style:text-properties fo:font-weight="normal" style:font-weight-asian="normal" style:font-weight-complex="normal"/>
    </style:style>
    <style:style style:name="T1" style:family="text">
      <style:text-properties fo:font-variant="normal" fo:text-transform="none" fo:color="#212121" style:font-name="Verdana" fo:font-size="8.25pt" fo:letter-spacing="normal" fo:font-style="normal" fo:font-weight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36.50</text:span></text:p>
      <text:p text:style-name="P1">Conditions som har indflydelse <text:s/>på O som består af sen følgende 8- tuple:</text:p>
      <text:p text:style-name="P1"/>
      <text:p text:style-name="P1">O = ( uf , ut , t f , tt , s f , st , d1 , d2 ) og disse betyder :</text:p>
      <text:p text:style-name="P1">uf = unit type from</text:p>
      <text:p text:style-name="P1">ut = unit type to</text:p>
      <text:p text:style-name="P1">tf = terrain type from</text:p>
      <text:p text:style-name="P1">tt = terrain type to</text:p>
      <text:p text:style-name="P1">sf = support from</text:p>
      <text:p text:style-name="P1">st = support to</text:p>
      <text:p text:style-name="P1">d1 , d2 = vilkårlige variabler [ 1 . . 6 ] som repræsenter terninger.</text:p>
      <text:p text:style-name="P1"/>
      <text:p text:style-name="P2">List of relevant conditions:</text:p>
      <text:p text:style-name="P2">• Typerne i combat</text:p>
      <text:p text:style-name="P2">• Tile-typerne</text:p>
      <text:p text:style-name="P2">• Support</text:p>
      <text:p text:style-name="P2">• Dice rolls</text:p>
      <text:p text:style-name="P1"/>
      <text:p text:style-name="P2">Vi antager, at O har som precondition, at rykket er lovligt, altså at man ikke forsøge at</text:p>
      <text:p text:style-name="P2">rykke til et ulovligt tile, samt at der er en fjende.</text:p>
      <text:p text:style-name="P2">Derudover, vil vi antage, at man et andet sted har lavet tilstrækkelige tests af units, tile</text:p>
      <text:p text:style-name="P2">factor ect, så de værdier der bliver givet til funktionen passer med situationen. Af samme</text:p>
      <text:p text:style-name="P2">grund vil vi ikke tage højde for at support muligvis kan indeholde fjendtlige units.</text:p>
      <text:p text:style-name="P2"/>
      <text:p text:style-name="P2"/>
      <table:table table:name="Tabel1" table:style-name="Tabel1">
        <table:table-column table:style-name="Tabel1.A" table:number-columns-repeated="3"/>
        <table:table-row>
          <table:table-cell table:style-name="Tabel1.A1" office:value-type="string">
            <text:p text:style-name="P3">Conditions</text:p>
          </table:table-cell>
          <table:table-cell table:style-name="Tabel1.A1" office:value-type="string">
            <text:p text:style-name="P3">Invalid</text:p>
          </table:table-cell>
          <table:table-cell table:style-name="Tabel1.C1" office:value-type="string">
            <text:p text:style-name="P3">Valid EC's</text:p>
          </table:table-cell>
        </table:table-row>
        <table:table-row>
          <table:table-cell table:style-name="Tabel1.A2" office:value-type="string">
            <text:p text:style-name="P3">Forskel i Strength </text:p>
            <text:p text:style-name="P3">From(Attacker Strength ) - To(Denfense Strength)</text:p>
          </table:table-cell>
          <table:table-cell table:style-name="Tabel1.A2" office:value-type="string">
            <text:p text:style-name="P3"/>
          </table:table-cell>
          <table:table-cell table:style-name="Tabel1.C2" office:value-type="string">
            <text:p text:style-name="P3">Angriber vinder&gt;0[1]</text:p>
            <text:p text:style-name="P3">ingen vinder eller taber =0[2]</text:p>
            <text:p text:style-name="P3">Forsvarer vinder &lt;0[3]</text:p>
          </table:table-cell>
        </table:table-row>
        <table:table-row>
          <table:table-cell table:style-name="Tabel1.A2" office:value-type="string">
            <text:p text:style-name="P3">Terrain faktor</text:p>
            <text:p text:style-name="P3">From-to</text:p>
          </table:table-cell>
          <table:table-cell table:style-name="Tabel1.A2" office:value-type="string">
            <text:p text:style-name="P3"/>
          </table:table-cell>
          <table:table-cell table:style-name="Tabel1.C2" office:value-type="string">
            <text:p text:style-name="P3">Angriber vinder&gt;0[4]</text:p>
            <text:p text:style-name="P3">ingen vinder eller taber =0[4]</text:p>
            <text:p text:style-name="P3">Forsvarer vinder &lt;0[6]</text:p>
          </table:table-cell>
        </table:table-row>
        <table:table-row>
          <table:table-cell table:style-name="Tabel1.A2" office:value-type="string">
            <text:p text:style-name="P3">Support fra venligsindet enheder</text:p>
            <text:p text:style-name="P3"/>
          </table:table-cell>
          <table:table-cell table:style-name="Tabel1.A2" office:value-type="string">
            <text:p text:style-name="P3"/>
          </table:table-cell>
          <table:table-cell table:style-name="Tabel1.C2" office:value-type="string">
            <text:p text:style-name="P3">Angriber vinder&gt;0[7]</text:p>
            <text:p text:style-name="P3">ingen vinder eller taber =0[8]</text:p>
            <text:p text:style-name="P3">Forsvarer vinder &lt;0[9]</text:p>
          </table:table-cell>
        </table:table-row>
        <table:table-row>
          <table:table-cell table:style-name="Tabel1.A2" office:value-type="string">
            <text:p text:style-name="P3">Terninger</text:p>
            <text:p text:style-name="P3">Angreb - Forsvar</text:p>
          </table:table-cell>
          <table:table-cell table:style-name="Tabel1.A2" office:value-type="string">
            <text:p text:style-name="P3"/>
          </table:table-cell>
          <table:table-cell table:style-name="Tabel1.C2" office:value-type="string">
            <text:p text:style-name="P3">Angriber vinder&gt;0[10]</text:p>
            <text:p text:style-name="P3">ingen vinder eller taber =0[11]</text:p>
            <text:p text:style-name="P3">Forsvarer vinder &lt;0[12]</text:p>
          </table:table-cell>
        </table:table-row>
      </table:table>
      <text:p text:style-name="P2"/>
      <text:p text:style-name="P2">Coverage property er overholdt, da vi i alle conditions, har dækket alle mulige input.</text:p>
      <text:p text:style-name="P2">Representation property'en er også overholdt, da vi kan overbevise os selv om, at alle</text:p>
      <text:p text:style-name="P2">input elementer i en EC vil fejle på det samme.</text:p>
      <text:p text:style-name="P2"/>
      <table:table table:name="Tabel2" table:style-name="Tabel2">
        <table:table-column table:style-name="Tabel2.A"/>
        <table:table-column table:style-name="Tabel2.B"/>
        <table:table-column table:style-name="Tabel2.C"/>
        <table:table-row>
          <table:table-cell table:style-name="Tabel2.A1" office:value-type="string">
            <text:p text:style-name="P3">EC's </text:p>
          </table:table-cell>
          <table:table-cell table:style-name="Tabel2.A1" office:value-type="string">
            <text:p text:style-name="P3">Test-cases</text:p>
          </table:table-cell>
          <table:table-cell table:style-name="Tabel2.C1" office:value-type="string">
            <text:p text:style-name="P3">Forventet resultat</text:p>
          </table:table-cell>
        </table:table-row>
        <table:table-row>
          <table:table-cell table:style-name="Tabel2.A2" office:value-type="string">
            <text:p text:style-name="P3">[2], [5], [8], [11]</text:p>
            <text:p text:style-name="P3">[1], [5], [8], [11]</text:p>
            <text:p text:style-name="P3">[3], [5], [8], [11]</text:p>
            <text:p text:style-name="P3">[2], [4], [8], [11]</text:p>
            <text:p text:style-name="P3">[2], [6], [8], [11]</text:p>
            <text:p text:style-name="P3"><text:soft-page-break/>[2], [5], [7], [11]</text:p>
            <text:p text:style-name="P3">[2], [5], [9], [11]</text:p>
            <text:p text:style-name="P3">[2], [5], [8], [10]</text:p>
            <text:p text:style-name="P3">[2], [5], [8], [12]</text:p>
          </table:table-cell>
          <table:table-cell table:style-name="Tabel2.A2" office:value-type="string">
            <text:p text:style-name="P3">(Archer, Legion, Forrest, Forrest, 0, 0, 1, 1)</text:p>
            <text:p text:style-name="P3">(Legion, Archer, Forrest, Forrest, 0, 0, 1, 1)</text:p>
            <text:p text:style-name="P3">(Archer, Archer, Forrest, Forrest, 0, 0, 1, 1)</text:p>
            <text:p text:style-name="P3">(Archer, Legion, City, Forrest, 0, 0, 1, 1)</text:p>
            <text:p text:style-name="P3">(Archer, Legion, Forrest, City, 0, 0, 1, 1)</text:p>
            <text:p text:style-name="P3"><text:soft-page-break/>(Archer, Legion, Forrest, Forrest, 1, 0, 1, 1)</text:p>
            <text:p text:style-name="P3">(Archer, Legion, Forrest, Forrest, 0, 1, 1, 1)</text:p>
            <text:p text:style-name="P3">(Archer, Legion, Forrest, Forrest, 0, 0, 2, 1)</text:p>
            <text:p text:style-name="P3">(Archer, Legion, Forrest, Forrest, 0, 0, 1, 2)</text:p>
          </table:table-cell>
          <table:table-cell table:style-name="Tabel2.C2" office:value-type="string">
            <text:p text:style-name="P3">False</text:p>
            <text:p text:style-name="P3">True</text:p>
            <text:p text:style-name="P3">False</text:p>
            <text:p text:style-name="P3">True</text:p>
            <text:p text:style-name="P3">False</text:p>
            <text:p text:style-name="P3"><text:soft-page-break/>True</text:p>
            <text:p text:style-name="P3">False</text:p>
            <text:p text:style-name="P3">True</text:p>
            <text:p text:style-name="P3">False</text:p>
          </table:table-cell>
        </table:table-row>
      </table:table>
      <text:p text:style-name="P2"/>
      <text:p text:style-name="P2"/>
      <text:p text:style-name="P2">Der findes ingen invalide ækvivalensklasser pga. vores precondition. Vi har dog brugt</text:p>
      <text:p text:style-name="P2">heuristics i en lidt modificeret udgave. Som den først test, har vi situationen ingen af</text:p>
      <text:p text:style-name="P2">argumenterne giver en fordel. Dette svarer lidt til step 1.</text:p>
      <text:p text:style-name="P2">Herefter skruer vi på hver fordel, en af gangen for at sikre, at den bliver brugt i</text:p>
      <text:p text:style-name="P2">udregningen. Dette svarer lidt til step 2.</text:p>
      <text:p text:style-name="P2">Vi havde brugt samme strategi i TDD processen; altså hvor vi tester på en factor</text:p>
      <text:p text:style-name="P2">ad gangen. Vi havde dog lidt flere test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t move er fra(v , w) og til(x , y). Hvilket vil sige at EC'erne er:</text:p>
      <text:p text:style-name="P2">0 &lt; = x &lt; 16 &amp;&amp; 0 &lt; = y &lt; 16 = valid resultat //brikker bliver indenfor kortet</text:p>
      <text:p text:style-name="P2">[ 1 ] x &lt; 0 j x &gt; 15 j y &lt; 0 j y &gt; 15 //udenfor kortet</text:p>
      <text:p text:style-name="P2">[ 2 ] abs ( ( x <text:s/>v) + (y <text:s/>w) ) = 1 // if 0|2 er et diagonalt move</text:p>
      <text:p text:style-name="P2">[ 3 ] Ti leAt (x , y) = ocean | mountain | optaget //optaget felter</text:p>
      <text:p text:style-name="P2">[ 4 ] UnitAt (v , w) . status = ikke-bevægelige //har ikke flere move-points eller kan ikke bevæge sig</text:p>
      <text:p text:style-name="P2">[ 5 ] ikke i [ 1-4 ] = valide resultat//brikker blive indenfor kortet og ikke invalid</text:p>
      <text:p text:style-name="P2"/>
      <text:p text:style-name="P2">Vores EC er den samme som ovenfor dog er [ 3 ] opdelt op i:</text:p>
      <text:p text:style-name="P2">[ 3 . 1 ] TileAt (x , y) = ocean | mountain</text:p>
      <text:p text:style-name="P2">[ 3 . 2 ] O = false</text:p>
      <text:p text:style-name="P2"/>
      <text:p text:style-name="P2">Dette gør at et valid move er dækket og kun valid hvis O=true. Test bliver besværliggjort når mere randomness kommer ind i testene påtrods af at det er black box.</text:p>
      <text:p text:style-name="P2">Hvis vi havde en større og bedre testverden ville det nok ikke være så svært igen.</text:p>
      <text:p text:style-name="P2">O=true hvis og kun hvis Axd1&gt;Dxd2 hvilket tillader os at producer følgende test:</text:p>
      <text:p text:style-name="P2"/>
      <text:p text:style-name="P2"><text:soft-page-break/>Felter( (0 , 0) , (0 , 1) , (0 , 2) , (1 , 0) , (2 , 0) , (2 , 1) , (2 , 2) ) består af venligtsindet enheder hvilket giver en angrebsbonus på 7.</text:p>
      <text:p text:style-name="P2">Felt(1,1) er en angribende legion som er i en by hvilket giver en angrebsbonus på (4+7)*3=33.</text:p>
      <text:p text:style-name="P2">Felt(1,2) er en forsvarende legion som er på en plain hvilket giver en forsvarsbonus på 2.</text:p>
      <text:p text:style-name="P2">Der siges nu at 33*1&gt;2*6 hvilket betyder at angrebet lykkes. Det forventet resultat er derfor succes. Til sammenligning bruger TDD tilgangen test-cases med randomness i dem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2-18T17:11:57.70</meta:creation-date>
    <dc:date>2012-12-19T12:29:42.30</dc:date>
    <meta:editing-duration>PT2H53M7S</meta:editing-duration>
    <meta:editing-cycles>3</meta:editing-cycles>
    <meta:generator>OpenOffice.org/3.3$Win32 OpenOffice.org_project/330m20$Build-9567</meta:generator>
    <meta:document-statistic meta:table-count="2" meta:image-count="0" meta:object-count="0" meta:page-count="3" meta:paragraph-count="99" meta:word-count="799" meta:character-count="4090"/>
  </office:meta>
</office:document-meta>
</file>